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-color="#ffcc99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cm" draw:marker-start="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45cm" draw:marker-end-width="0.45cm" draw:fill-color="#ffffcc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3.696cm"/>
    </style:style>
    <style:style style:name="gr8" style:family="graphic" style:parent-style-name="standard">
      <style:graphic-properties svg:stroke-width="0.1cm" draw:marker-start-width="0.45cm" draw:marker-end-width="0.45cm" draw:fill-color="#ffcc99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P1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7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custom-shape draw:style-name="gr1" draw:text-style-name="P2" draw:layer="layout" svg:width="9.6cm" svg:height="6.5cm" svg:x="1.9cm" svg:y="1.5cm">
            <text:p text:style-name="P1"><text:span text:style-name="T1">JBoss Messaging Server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9.5cm" svg:y1="17.5cm" svg:x2="9.5cm" svg:y2="14cm">
            <text:p text:style-name="P4"/>
          </draw:line>
          <draw:line draw:style-name="gr3" draw:text-style-name="P3" draw:layer="layout" svg:x1="2cm" svg:y1="3cm" svg:x2="11.5cm" svg:y2="3cm">
            <text:p text:style-name="P4"/>
          </draw:line>
          <draw:frame draw:style-name="gr4" draw:layer="layout" svg:width="3.893cm" svg:height="0.882cm" svg:x="4cm" svg:y="1.805cm">
            <draw:text-box>
              <text:p text:style-name="P4"><text:span text:style-name="T1">Persistent Journal</text:span></text:p>
            </draw:text-box>
          </draw:frame>
        </draw:g>
        <draw:custom-shape draw:style-name="gr1" draw:text-style-name="P3" draw:layer="layout" svg:width="4cm" svg:height="2.5cm" svg:x="2cm" svg:y="11.5cm">
          <text:p text:style-name="P5">Core client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cm" svg:height="1.5cm" svg:x="2cm" svg:y="14.5cm">
          <text:p text:style-name="P5">JMS facade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9.5cm" svg:y1="11.5cm" svg:x2="9.5cm" svg:y2="8cm">
          <text:p text:style-name="P4"/>
        </draw:line>
        <draw:line draw:style-name="gr5" draw:text-style-name="P3" draw:layer="layout" svg:x1="4cm" svg:y1="17.5cm" svg:x2="4cm" svg:y2="16cm">
          <text:p text:style-name="P4"/>
        </draw:line>
        <draw:line draw:style-name="gr5" draw:text-style-name="P3" draw:layer="layout" svg:x1="4cm" svg:y1="11.5cm" svg:x2="4cm" svg:y2="8cm">
          <text:p text:style-name="P4"/>
        </draw:line>
        <draw:custom-shape draw:style-name="gr6" draw:text-style-name="P3" draw:layer="layout" svg:width="4cm" svg:height="2.5cm" svg:x="2cm" svg:y="17.5cm">
          <text:p text:style-name="P5">User</text:p>
          <text:p text:style-name="P5">application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cm" svg:y1="14.5cm" svg:x2="4cm" svg:y2="14cm">
          <text:p text:style-name="P4"/>
        </draw:line>
        <draw:custom-shape draw:style-name="gr1" draw:text-style-name="P3" draw:layer="layout" svg:width="4cm" svg:height="2.5cm" svg:x="7.5cm" svg:y="11.5cm">
          <text:p text:style-name="P5">Core client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cm" svg:height="2.5cm" svg:x="7.5cm" svg:y="17.5cm">
          <text:p text:style-name="P5">User</text:p>
          <text:p text:style-name="P5">application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3.546cm" svg:height="1.513cm" svg:x="2cm" svg:y="20.5cm">
          <draw:text-box>
            <text:p text:style-name="P6"><text:span text:style-name="T1">User application</text:span></text:p>
            <text:p text:style-name="P6"><text:span text:style-name="T1">using JMS API</text:span></text:p>
          </draw:text-box>
        </draw:frame>
        <draw:frame draw:style-name="gr7" draw:text-style-name="P6" draw:layer="layout" svg:width="4.196cm" svg:height="2.144cm" svg:x="7.304cm" svg:y="20.5cm">
          <draw:text-box>
            <text:p text:style-name="P4"><text:span text:style-name="T1">User application</text:span></text:p>
            <text:p text:style-name="P4"><text:span text:style-name="T1">using core API</text:span></text:p>
            <text:p text:style-name="P4"><text:span text:style-name="T1">directly</text:span></text:p>
          </draw:text-box>
        </draw:frame>
      </draw:page>
      <draw:page draw:name="page2" draw:style-name="dp1" draw:master-page-name="Default">
        <office:forms form:automatic-focus="false" form:apply-design-mode="false"/>
        <draw:custom-shape draw:style-name="gr1" draw:text-style-name="P3" draw:layer="layout" svg:width="17cm" svg:height="8.5cm" svg:x="2cm" svg:y="11.7cm">
          <text:p text:style-name="P5">JBM Server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7cm" svg:height="8.5cm" svg:x="2cm" svg:y="1.8cm">
          <text:p text:style-name="P5">JEE Application Server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7cm" svg:height="5.8cm" svg:x="6.8cm" svg:y="7.8cm">
          <text:p text:style-name="P5">JCA adaptor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5cm" svg:height="2.5cm" svg:x="2.5cm" svg:y="2.5cm">
          <text:p text:style-name="P5">MDBs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5cm" svg:height="2.5cm" svg:x="8cm" svg:y="2.5cm">
          <text:p text:style-name="P5">Servlets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5cm" svg:height="2.5cm" svg:x="13.5cm" svg:y="2.5cm">
          <text:p text:style-name="P5">EJBs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office:forms form:automatic-focus="false" form:apply-design-mode="false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9-05-07T14:20:42</meta:creation-date>
    <dc:date>2009-05-08T12:36:42</dc:date>
    <meta:editing-cycles>14</meta:editing-cycles>
    <meta:editing-duration>PT22H16M2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